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014f75" officeooo:paragraph-rsid="00014f75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3</text:p>
      <text:p text:style-name="P2"/>
      <text:p text:style-name="P2"># Variável inicial</text:p>
      <text:p text:style-name="P3"><text:span text:style-name="T1">entrada_idade</text:span> <text:span text:style-name="T2">=</text:span> <text:span text:style-name="T3">'0'</text:span>  <text:span text:style-name="T4"># Valor inicial é uma string vazia</text:span></text:p>
      <text:p text:style-name="P4"/>
      <text:p text:style-name="P2"># Estrutura de repetição</text:p>
      <text:p text:style-name="P3"><text:span text:style-name="T5">while</text:span> <text:span text:style-name="T6">str</text:span>(<text:span text:style-name="T1">entrada_idade</text:span>) <text:span text:style-name="T2">!=</text:span> <text:span text:style-name="T3">'0'</text:span>:</text:p>
      <text:p text:style-name="P5">    <text:span text:style-name="T7"># Solicita entrada do usuário</text:span></text:p>
      <text:p text:style-name="P5">    <text:span text:style-name="T8">entrada_idade</text:span><text:span text:style-name="T9"> </text:span><text:span text:style-name="T10">=</text:span><text:span text:style-name="T9"> </text:span><text:span text:style-name="T11">input</text:span><text:span text:style-name="T9">(</text:span><text:span text:style-name="T12">'Digite um número qualquer ou 0 para sair: '</text:span><text:span text:style-name="T9">)</text:span></text:p>
      <text:p text:style-name="P5">    </text:p>
      <text:p text:style-name="P5">    <text:span text:style-name="T7"># Exibe o número digitado pelo usuário</text:span></text:p>
      <text:p text:style-name="P5">    <text:span text:style-name="T11">print</text:span><text:span text:style-name="T9">(</text:span><text:span text:style-name="T13">f</text:span><text:span text:style-name="T12">'Número digitado: </text:span><text:span text:style-name="T13">{</text:span><text:span text:style-name="T8">entrada_idade</text:span><text:span text:style-name="T13">}</text:span><text:span text:style-name="T12">'</text:span><text:span text:style-name="T9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2:52.073000000</meta:creation-date>
    <dc:date>2024-11-22T07:43:29.445000000</dc:date>
    <meta:editing-duration>PT37S</meta:editing-duration>
    <meta:editing-cycles>1</meta:editing-cycles>
    <meta:document-statistic meta:table-count="0" meta:image-count="0" meta:object-count="0" meta:page-count="1" meta:paragraph-count="10" meta:word-count="49" meta:character-count="341" meta:non-whitespace-character-count="280"/>
    <meta:generator>LibreOffice/24.8.3.2$Windows_X86_64 LibreOffice_project/48a6bac9e7e268aeb4c3483fcf825c94556d9f92</meta:generator>
  </office:meta>
</office:document-meta>
</file>